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0833in" style:rel-column-width="10922*"/>
    </style:style>
    <style:style style:name="Table1.F" style:family="table-column">
      <style:table-column-properties style:column-width="1.0833in" style:rel-column-width="1092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background-color="#d4ea6b" fo:keep-together="auto">
        <style:background-image/>
      </style:table-row-properties>
    </style:style>
    <style:style style:name="Table1.4" style:family="table-row">
      <style:table-row-properties fo:keep-together="auto"/>
    </style:style>
    <style:style style:name="Table1.D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A11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1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42ee09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solid" draw:fill-color="#dee6ef" draw:fill-gradient-name="gradient" draw:fill-hatch-name="hatch"/>
      <style:paragraph-properties fo:text-align="start" style:justify-single-word="false" fo:background-color="#dee6ef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solid" draw:fill-color="#eeeeff" draw:fill-gradient-name="Gradient_20_4" draw:fill-hatch-name="hatch"/>
      <style:paragraph-properties fo:text-align="start" style:justify-single-word="false" fo:background-color="#eeeeff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f89" officeooo:paragraph-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f89" officeooo:paragraph-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d0c" officeooo:paragraph-rsid="0022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d0c" officeooo:paragraph-rsid="0022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5cdc" officeooo:paragraph-rsid="003a5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in" fo:margin-right="0.029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0e72" officeooo:paragraph-rsid="00240e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0e72" officeooo:paragraph-rsid="00240e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a53" officeooo:paragraph-rsid="00301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a53" officeooo:paragraph-rsid="002ee1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48d" officeooo:paragraph-rsid="0031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085" officeooo:paragraph-rsid="00272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1e9" officeooo:paragraph-rsid="0038e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a196" officeooo:paragraph-rsid="0047a1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loext:graphic-properties draw:fill="solid" draw:fill-color="#eeeeff" draw:fill-gradient-name="Gradient_20_4" draw:fill-hatch-name="hatch"/>
      <style:paragraph-properties fo:text-align="start" style:justify-single-word="false" fo:background-color="#eeeeff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527c" officeooo:paragraph-rsid="0048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40e72" officeooo:paragraph-rsid="00240e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solid" draw:fill-color="#4472c4" draw:fill-gradient-name="Gradient_20_1" draw:fill-hatch-name="hatch"/>
      <style:paragraph-properties fo:text-align="start" style:justify-single-word="false" fo:background-color="#4472c4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734e5" officeooo:paragraph-rsid="004734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fo:font-size="10pt" officeooo:rsid="00298781" officeooo:paragraph-rsid="00298781" style:font-size-asian="16.1000003814697pt" style:font-size-complex="16.1000003814697pt"/>
    </style:style>
    <style:style style:name="P28" style:family="paragraph" style:parent-style-name="Text_20_body">
      <style:text-properties fo:font-size="10pt" officeooo:paragraph-rsid="003f3820" style:font-size-asian="16.1000003814697pt" style:font-size-complex="16.1000003814697pt"/>
    </style:style>
    <style:style style:name="P29" style:family="paragraph" style:parent-style-name="Text_20_body">
      <style:text-properties fo:font-size="10pt" officeooo:rsid="003f3820" officeooo:paragraph-rsid="003f3820" style:font-size-asian="16.1000003814697pt" style:font-size-complex="16.1000003814697pt"/>
    </style:style>
    <style:style style:name="P30" style:family="paragraph" style:parent-style-name="Text_20_body">
      <style:text-properties fo:font-size="10pt" officeooo:rsid="0041012f" officeooo:paragraph-rsid="0041012f" style:font-size-asian="16.1000003814697pt" style:font-size-complex="16.1000003814697pt"/>
    </style:style>
    <style:style style:name="P31" style:family="paragraph" style:parent-style-name="Text_20_body">
      <style:text-properties fo:font-size="10pt" fo:font-weight="bold" officeooo:rsid="0042ee09" officeooo:paragraph-rsid="0042ee09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size="20pt" fo:font-weight="bold" officeooo:rsid="0037037d" officeooo:paragraph-rsid="0037037d" style:font-size-asian="22pt" style:font-weight-asian="bold" style:font-size-complex="22pt" style:font-weight-complex="bold"/>
    </style:style>
    <style:style style:name="P33" style:family="paragraph" style:parent-style-name="Text_20_body">
      <style:text-properties fo:font-weight="bold" officeooo:rsid="004a4e76" officeooo:paragraph-rsid="004a4e76" style:font-weight-asian="bold" style:font-weight-complex="bold"/>
    </style:style>
    <style:style style:name="P34" style:family="paragraph" style:parent-style-name="Text_20_body">
      <style:text-properties fo:font-weight="bold" officeooo:rsid="004a5e9f" officeooo:paragraph-rsid="004a5e9f" style:font-weight-asian="bold" style:font-weight-complex="bold"/>
    </style:style>
    <style:style style:name="P35" style:family="paragraph" style:parent-style-name="Text_20_body">
      <style:text-properties officeooo:rsid="004a4e76" officeooo:paragraph-rsid="004a4e76"/>
    </style:style>
    <style:style style:name="P36" style:family="paragraph" style:parent-style-name="Text_20_body">
      <style:paragraph-properties fo:margin-top="0in" fo:margin-bottom="0in" style:contextual-spacing="false"/>
      <style:text-properties fo:font-size="8p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5523" officeooo:paragraph-rsid="004b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ing_20_1">
      <style:text-properties fo:font-size="14.1000003814697pt" officeooo:paragraph-rsid="0042ee09" style:font-size-asian="16.1000003814697pt" style:font-size-complex="16.1000003814697pt"/>
    </style:style>
    <style:style style:name="P39" style:family="paragraph" style:parent-style-name="Heading_20_1">
      <style:text-properties fo:font-size="14.1000003814697pt" officeooo:rsid="00298781" officeooo:paragraph-rsid="00298781" style:font-size-asian="16.1000003814697pt" style:font-size-complex="16.1000003814697pt"/>
    </style:style>
    <style:style style:name="P40" style:family="paragraph" style:parent-style-name="Heading_20_1">
      <style:text-properties fo:font-size="14.1000003814697pt" officeooo:rsid="003f3820" officeooo:paragraph-rsid="003f3820" style:font-size-asian="16.1000003814697pt" style:font-size-complex="16.1000003814697pt"/>
    </style:style>
    <style:style style:name="P41" style:family="paragraph" style:parent-style-name="Heading_20_1">
      <style:text-properties fo:font-size="14.1000003814697pt" style:font-size-asian="16.1000003814697pt" style:font-size-complex="16.1000003814697pt"/>
    </style:style>
    <style:style style:name="P42" style:family="paragraph" style:parent-style-name="Heading_20_2">
      <style:text-properties fo:font-size="10pt" officeooo:paragraph-rsid="0042ee09" style:font-size-asian="12pt" style:font-size-complex="12pt"/>
    </style:style>
    <style:style style:name="P43" style:family="paragraph" style:parent-style-name="Heading_20_2">
      <style:text-properties fo:font-size="10pt" officeooo:rsid="0017dfea" officeooo:paragraph-rsid="0042ee09" style:font-size-asian="12pt" style:font-size-complex="12pt"/>
    </style:style>
    <style:style style:name="P44" style:family="paragraph" style:parent-style-name="Heading_20_2">
      <style:text-properties fo:font-size="10pt" officeooo:paragraph-rsid="003d9937" style:font-size-asian="12pt" style:font-size-complex="12pt"/>
    </style:style>
    <style:style style:name="P45" style:family="paragraph" style:parent-style-name="Heading_20_2">
      <style:text-properties fo:font-size="10pt" style:font-size-asian="14pt" style:font-size-complex="14pt"/>
    </style:style>
    <style:style style:name="P46" style:family="paragraph" style:parent-style-name="Heading_20_2">
      <style:text-properties fo:font-size="10pt" officeooo:paragraph-rsid="001b54b2" style:font-size-asian="14pt" style:font-size-complex="14pt"/>
    </style:style>
    <style:style style:name="P47" style:family="paragraph" style:parent-style-name="Heading_20_2">
      <style:paragraph-properties fo:text-align="start" style:justify-single-word="false"/>
      <style:text-properties fo:font-size="10pt" officeooo:rsid="00451586" officeooo:paragraph-rsid="00451586" style:font-size-asian="14pt" style:font-size-complex="14pt"/>
    </style:style>
    <style:style style:name="P48" style:family="paragraph" style:parent-style-name="Text_20_body" style:list-style-name="L1">
      <style:paragraph-properties fo:margin-top="0in" fo:margin-bottom="0in" style:contextual-spacing="false"/>
      <style:text-properties fo:font-size="10pt" style:font-size-asian="12pt" style:font-size-complex="12pt"/>
    </style:style>
    <style:style style:name="P49" style:family="paragraph" style:parent-style-name="Text_20_body" style:list-style-name="L2">
      <style:paragraph-properties fo:margin-top="0in" fo:margin-bottom="0in" style:contextual-spacing="false"/>
      <style:text-properties fo:font-size="10pt" fo:font-style="normal" fo:font-weight="bold" officeooo:rsid="003aa309" officeooo:paragraph-rsid="0042ee09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3">
      <style:paragraph-properties fo:margin-top="0in" fo:margin-bottom="0in" style:contextual-spacing="false"/>
      <style:text-properties fo:font-size="8pt" style:font-size-asian="14pt" style:font-size-complex="14pt"/>
    </style:style>
    <style:style style:name="P51" style:family="paragraph" style:parent-style-name="Text_20_body" style:list-style-name="L3">
      <style:paragraph-properties fo:margin-top="0in" fo:margin-bottom="0in" style:contextual-spacing="false"/>
      <style:text-properties fo:font-size="8pt" officeooo:rsid="00434716" officeooo:paragraph-rsid="00434716" style:font-size-asian="14pt" style:font-size-complex="14pt"/>
    </style:style>
    <style:style style:name="P52" style:family="paragraph" style:parent-style-name="Text_20_body" style:list-style-name="L4">
      <style:paragraph-properties fo:margin-top="0in" fo:margin-bottom="0in" style:contextual-spacing="false"/>
      <style:text-properties fo:font-size="8pt" officeooo:rsid="00434716" officeooo:paragraph-rsid="00434716" style:font-size-asian="14pt" style:font-size-complex="14pt"/>
    </style:style>
    <style:style style:name="P53" style:family="paragraph" style:parent-style-name="Text_20_body" style:list-style-name="L5">
      <style:paragraph-properties fo:margin-top="0in" fo:margin-bottom="0in" style:contextual-spacing="false"/>
      <style:text-properties fo:font-size="8pt" officeooo:rsid="00434716" officeooo:paragraph-rsid="00434716" style:font-size-asian="14pt" style:font-size-complex="14pt"/>
    </style:style>
    <style:style style:name="P54" style:family="paragraph" style:parent-style-name="Text_20_body" style:list-style-name="L6">
      <style:paragraph-properties fo:margin-top="0in" fo:margin-bottom="0in" style:contextual-spacing="false"/>
      <style:text-properties fo:font-size="8pt" officeooo:rsid="00451586" officeooo:paragraph-rsid="00451586" style:font-size-asian="14pt" style:font-size-complex="14pt"/>
    </style:style>
    <style:style style:name="T1" style:family="text">
      <style:text-properties style:font-name="Arial" fo:font-style="italic" fo:font-weight="bold" style:font-name-asian="Lucida Sans Unicode" style:font-style-asian="italic" style:font-weight-asian="bold" style:font-name-complex="Tahoma1" style:font-style-complex="italic" style:font-weight-complex="bold"/>
    </style:style>
    <style:style style:name="T2" style:family="text">
      <style:text-properties style:font-name="Arial" fo:font-style="italic" fo:font-weight="bold" officeooo:rsid="001b54b2" style:font-name-asian="Lucida Sans Unicode" style:font-style-asian="italic" style:font-weight-asian="bold" style:font-name-complex="Tahoma1" style:font-style-complex="italic" style:font-weight-complex="bold"/>
    </style:style>
    <style:style style:name="T3" style:family="text">
      <style:text-properties officeooo:rsid="00217317"/>
    </style:style>
    <style:style style:name="T4" style:family="text">
      <style:text-properties officeooo:rsid="00240e72"/>
    </style:style>
    <style:style style:name="T5" style:family="text">
      <style:text-properties officeooo:rsid="00252de5"/>
    </style:style>
    <style:style style:name="T6" style:family="text">
      <style:text-properties officeooo:rsid="00298781"/>
    </style:style>
    <style:style style:name="T7" style:family="text">
      <style:text-properties officeooo:rsid="0029fff9"/>
    </style:style>
    <style:style style:name="T8" style:family="text">
      <style:text-properties officeooo:rsid="002b6e26"/>
    </style:style>
    <style:style style:name="T9" style:family="text">
      <style:text-properties officeooo:rsid="002c4506"/>
    </style:style>
    <style:style style:name="T10" style:family="text">
      <style:text-properties officeooo:rsid="002cbb39"/>
    </style:style>
    <style:style style:name="T11" style:family="text">
      <style:text-properties officeooo:rsid="002da0b2"/>
    </style:style>
    <style:style style:name="T12" style:family="text">
      <style:text-properties officeooo:rsid="002ee13e"/>
    </style:style>
    <style:style style:name="T13" style:family="text">
      <style:text-properties officeooo:rsid="0038e1e9"/>
    </style:style>
    <style:style style:name="T14" style:family="text">
      <style:text-properties officeooo:rsid="00393f89"/>
    </style:style>
    <style:style style:name="T15" style:family="text">
      <style:text-properties officeooo:rsid="003a5cdc"/>
    </style:style>
    <style:style style:name="T16" style:family="text">
      <style:text-properties officeooo:rsid="003aa309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aa309" style:font-style-asian="normal" style:font-style-complex="normal"/>
    </style:style>
    <style:style style:name="T19" style:family="text">
      <style:text-properties fo:font-style="normal" officeooo:rsid="003a5cdc" style:font-style-asian="normal" style:font-style-complex="normal"/>
    </style:style>
    <style:style style:name="T20" style:family="text">
      <style:text-properties fo:font-style="normal" officeooo:rsid="003d9937" style:font-style-asian="normal" style:font-style-complex="normal"/>
    </style:style>
    <style:style style:name="T21" style:family="text">
      <style:text-properties fo:font-style="normal" officeooo:rsid="0041012f" style:font-style-asian="normal" style:font-style-complex="normal"/>
    </style:style>
    <style:style style:name="T22" style:family="text">
      <style:text-properties fo:font-style="normal" officeooo:rsid="0042ee09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486a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a30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d993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3471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3aa309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d9937" style:font-style-asian="normal" style:font-weight-asian="bold" style:font-style-complex="normal" style:font-weight-complex="bold"/>
    </style:style>
    <style:style style:name="T30" style:family="text">
      <style:text-properties officeooo:rsid="003d9937"/>
    </style:style>
    <style:style style:name="T31" style:family="text">
      <style:text-properties officeooo:rsid="003f3820"/>
    </style:style>
    <style:style style:name="T32" style:family="text">
      <style:text-properties officeooo:rsid="0041012f"/>
    </style:style>
    <style:style style:name="T33" style:family="text">
      <style:text-properties officeooo:rsid="0042ee09"/>
    </style:style>
    <style:style style:name="T34" style:family="text">
      <style:text-properties officeooo:rsid="00434716"/>
    </style:style>
    <style:style style:name="T35" style:family="text">
      <style:text-properties fo:font-size="10pt" style:font-size-asian="16.1000003814697pt" style:font-size-complex="16.1000003814697pt"/>
    </style:style>
    <style:style style:name="T36" style:family="text">
      <style:text-properties fo:font-size="10pt" officeooo:rsid="0041012f" style:font-size-asian="16.1000003814697pt" style:font-size-complex="16.1000003814697pt"/>
    </style:style>
    <style:style style:name="T37" style:family="text">
      <style:text-properties fo:font-size="10pt" officeooo:rsid="0042ee09" style:font-size-asian="16.1000003814697pt" style:font-size-complex="16.1000003814697pt"/>
    </style:style>
    <style:style style:name="T38" style:family="text">
      <style:text-properties fo:font-size="10pt" fo:font-weight="bold" officeooo:rsid="0041012f" style:font-size-asian="16.1000003814697pt" style:font-weight-asian="bold" style:font-size-complex="16.1000003814697pt" style:font-weight-complex="bold"/>
    </style:style>
    <style:style style:name="T39" style:family="text">
      <style:text-properties officeooo:rsid="0047a196"/>
    </style:style>
    <style:style style:name="T40" style:family="text">
      <style:text-properties officeooo:rsid="0048527c"/>
    </style:style>
    <style:style style:name="T41" style:family="text">
      <style:text-properties fo:font-size="11pt" officeooo:rsid="0047a196" style:font-size-asian="11pt" style:font-size-complex="11pt"/>
    </style:style>
    <style:style style:name="T42" style:family="text">
      <style:text-properties officeooo:rsid="004a4e76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4b552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6">Preliminary </text:span><text:bookmark-start text:name="prgram-summerschool-june-5-9-2023"/>Prgram </text:h>
      <text:h text:style-name="P38" text:outline-level="1"><text:span text:style-name="T33">DCSE </text:span>Summerschool June 5-9, 2023<text:bookmark-end text:name="prgram-summerschool-june-5-9-2023"/></text:h>
      <text:p text:style-name="P32">Numerical Linear Algebra on High Performance Computers</text:p>
      <text:p text:style-name="P35"><text:span text:style-name="T43">Location lectures and labs:</text:span> Penguin lab, Building 36, HB 02.130, TU Delft</text:p>
      <text:p text:style-name="P34">Location symposium: <text:span text:style-name="T44">Aula TU Delft, Commissiekamer 3</text:span></text:p>
      <text:p text:style-name="P33">Registration: <text:a xlink:type="simple" xlink:href="https://www.aanmelder.nl/143287" text:style-name="Internet_20_link" text:visited-style-name="Visited_20_Internet_20_Link"><text:span text:style-name="T44">https://www.aanmelder.nl/143287</text:span></text:a></text:p>
      <text:p text:style-name="P34">Contact:<text:span text:style-name="T44"> j.thies@tudelft.nl</text:span></text:p>
      <text:p text:style-name="P33"/>
      <table:table table:name="Table1" table:style-name="Table1" table:template-name="Academic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Time</text:p>
          </table:table-cell>
          <table:table-cell table:style-name="Table1.A1" office:value-type="string">
            <text:p text:style-name="P3">Monday</text:p>
          </table:table-cell>
          <table:table-cell table:style-name="Table1.A1" office:value-type="string">
            <text:p text:style-name="P3">Tuesday</text:p>
          </table:table-cell>
          <table:table-cell table:style-name="Table1.A1" office:value-type="string">
            <text:p text:style-name="P3">Wednesday</text:p>
          </table:table-cell>
          <table:table-cell table:style-name="Table1.A1" office:value-type="string">
            <text:p text:style-name="P3">Thursday</text:p>
          </table:table-cell>
          <table:table-cell table:style-name="Table1.A1" office:value-type="string">
            <text:p text:style-name="P3">Friday</text:p>
          </table:table-cell>
        </table:table-row>
        <table:table-row>
          <table:table-cell table:style-name="Table1.A2" office:value-type="string">
            <text:p text:style-name="P4">9:<text:span text:style-name="T5">15-</text:span><text:span text:style-name="T8">10:00</text:span></text:p>
          </table:table-cell>
          <table:table-cell table:style-name="Table1.A2" office:value-type="string">
            <text:p text:style-name="P8">Lecture PB1</text:p>
          </table:table-cell>
          <table:table-cell table:style-name="Table1.A2" office:value-type="string">
            <text:p text:style-name="P8">Lecture PB2</text:p>
          </table:table-cell>
          <table:table-cell table:style-name="Table1.A2" office:value-type="string">
            <text:p text:style-name="P10">Lecture GW1</text:p>
          </table:table-cell>
          <table:table-cell table:style-name="Table1.A2" office:value-type="string">
            <text:p text:style-name="P9">Lecture GW2</text:p>
          </table:table-cell>
          <table:table-cell table:style-name="Table1.A2" office:value-type="string">
            <text:p text:style-name="P9">Lecture LG2</text:p>
          </table:table-cell>
        </table:table-row>
        <table:table-row table:style-name="Table1.3">
          <table:table-cell table:style-name="Table1.A2" office:value-type="string">
            <text:p text:style-name="P11">10:<text:span text:style-name="T8">00</text:span>-<text:span text:style-name="T6">10:</text:span><text:span text:style-name="T8">15</text:span></text:p>
          </table:table-cell>
          <table:table-cell table:style-name="Table1.A2" office:value-type="string">
            <text:p text:style-name="P11">Coffee break</text:p>
          </table:table-cell>
          <table:table-cell table:style-name="Table1.A2" office:value-type="string">
            <text:p text:style-name="P12">Coffee break</text:p>
          </table:table-cell>
          <table:table-cell table:style-name="Table1.A2" office:value-type="string">
            <text:p text:style-name="P12">Coffee break</text:p>
          </table:table-cell>
          <table:table-cell table:style-name="Table1.A2" office:value-type="string">
            <text:p text:style-name="P12">Coffee break</text:p>
          </table:table-cell>
          <table:table-cell table:style-name="Table1.A2" office:value-type="string">
            <text:p text:style-name="P12">Coffee break</text:p>
          </table:table-cell>
        </table:table-row>
        <table:table-row table:style-name="Table1.4">
          <table:table-cell table:style-name="Table1.A2" office:value-type="string">
            <text:p text:style-name="P4">1<text:span text:style-name="T7">0:</text:span><text:span text:style-name="T10">15</text:span><text:span text:style-name="T7">-11:</text:span><text:span text:style-name="T10">00</text:span></text:p>
          </table:table-cell>
          <table:table-cell table:style-name="Table1.A2" office:value-type="string">
            <text:p text:style-name="P9">PB1 cont’d</text:p>
          </table:table-cell>
          <table:table-cell table:style-name="Table1.A2" office:value-type="string">
            <text:p text:style-name="P8">PB2 cont’d</text:p>
          </table:table-cell>
          <table:table-cell table:style-name="Table1.A2" office:value-type="string">
            <text:p text:style-name="P9">GW1 cont’d</text:p>
          </table:table-cell>
          <table:table-cell table:style-name="Table1.A2" office:value-type="string">
            <text:p text:style-name="P21"><text:span text:style-name="T14">GW2 cont’d</text:span> </text:p>
          </table:table-cell>
          <table:table-cell table:style-name="Table1.A2" office:value-type="string">
            <text:p text:style-name="P9">LG2 cont’d</text:p>
          </table:table-cell>
        </table:table-row>
        <table:table-row>
          <table:table-cell table:style-name="Table1.A2" office:value-type="string">
            <text:p text:style-name="P11">11:<text:span text:style-name="T11">00</text:span>-<text:span text:style-name="T6">12:</text:span><text:span text:style-name="T9">00</text:span></text:p>
          </table:table-cell>
          <table:table-cell table:style-name="Table1.A2" office:value-type="string">
            <text:p text:style-name="P9">Lab 1</text:p>
          </table:table-cell>
          <table:table-cell table:style-name="Table1.A2" office:value-type="string">
            <text:p text:style-name="P13">Lecture JT</text:p>
          </table:table-cell>
          <table:table-cell table:style-name="Table1.A2" office:value-type="string">
            <text:p text:style-name="P15">Lab <text:span text:style-name="T45">3</text:span></text:p>
          </table:table-cell>
          <table:table-cell table:style-name="Table1.A2" office:value-type="string">
            <text:p text:style-name="P9">Lecture LG1</text:p>
          </table:table-cell>
          <table:table-cell table:style-name="Table1.A2" office:value-type="string">
            <text:p text:style-name="P9">Lecture MM</text:p>
          </table:table-cell>
        </table:table-row>
        <table:table-row table:style-name="Table1.3">
          <table:table-cell table:style-name="Table1.A2" office:value-type="string">
            <text:p text:style-name="P4">12:<text:span text:style-name="T9">0</text:span><text:span text:style-name="T3">0-</text:span><text:span text:style-name="T9">13:00</text:span></text:p>
          </table:table-cell>
          <table:table-cell table:style-name="Table1.A2" office:value-type="string">
            <text:p text:style-name="P4">Lunch</text:p>
          </table:table-cell>
          <table:table-cell table:style-name="Table1.A2" office:value-type="string">
            <text:p text:style-name="P4">Lunch</text:p>
          </table:table-cell>
          <table:table-cell table:style-name="Table1.A2" office:value-type="string">
            <text:p text:style-name="P4">Lunch</text:p>
          </table:table-cell>
          <table:table-cell table:style-name="Table1.A2" office:value-type="string">
            <text:p text:style-name="P4">Lunch</text:p>
          </table:table-cell>
          <table:table-cell table:style-name="Table1.A2" office:value-type="string">
            <text:p text:style-name="P4">Lunch</text:p>
          </table:table-cell>
        </table:table-row>
        <table:table-row>
          <table:table-cell table:style-name="Table1.A2" office:value-type="string">
            <text:p text:style-name="P4">13:<text:span text:style-name="T9">0</text:span><text:span text:style-name="T3">0-</text:span><text:span text:style-name="T9">14:00</text:span></text:p>
          </table:table-cell>
          <table:table-cell table:style-name="Table1.A2" office:value-type="string">
            <text:p text:style-name="P4">Lab 1 <text:span text:style-name="T14">cont’d</text:span></text:p>
          </table:table-cell>
          <table:table-cell table:style-name="Table1.A2" office:value-type="string">
            <text:p text:style-name="P14"><text:span text:style-name="T14">Lecture </text:span><text:span text:style-name="T15">MG</text:span></text:p>
          </table:table-cell>
          <table:table-cell table:style-name="Table1.D7">
            <text:p text:style-name="P37"/>
          </table:table-cell>
          <table:table-cell table:style-name="Table1.A2" office:value-type="string">
            <text:p text:style-name="P9">LG1 <text:span text:style-name="T15">cont’d</text:span></text:p>
          </table:table-cell>
          <table:table-cell table:style-name="Table1.A2" office:value-type="string">
            <text:p text:style-name="P9">QC Lab</text:p>
          </table:table-cell>
        </table:table-row>
        <table:table-row table:style-name="Table1.3">
          <table:table-cell table:style-name="Table1.A2" office:value-type="string">
            <text:p text:style-name="P4"><text:span text:style-name="T11">14:00-</text:span>14:<text:span text:style-name="T4">15</text:span></text:p>
          </table:table-cell>
          <table:table-cell table:style-name="Table1.A2" office:value-type="string">
            <text:p text:style-name="P16">Coffee break</text:p>
          </table:table-cell>
          <table:table-cell table:style-name="Table1.A2" office:value-type="string">
            <text:p text:style-name="P25">Coffee break</text:p>
          </table:table-cell>
          <table:table-cell table:style-name="Table1.A2" office:value-type="string">
            <text:p text:style-name="P26">HPC Symposium</text:p>
          </table:table-cell>
          <table:table-cell table:style-name="Table1.A2" office:value-type="string">
            <text:p text:style-name="P17">Coffee brea<text:span text:style-name="T13">k</text:span></text:p>
          </table:table-cell>
          <table:table-cell table:style-name="Table1.A2" office:value-type="string">
            <text:p text:style-name="P22">Closing</text:p>
          </table:table-cell>
        </table:table-row>
        <table:table-row>
          <table:table-cell table:style-name="Table1.A2" office:value-type="string">
            <text:p text:style-name="P16">14:<text:span text:style-name="T12">15-15:00</text:span></text:p>
          </table:table-cell>
          <table:table-cell table:style-name="Table1.A2" office:value-type="string">
            <text:p text:style-name="P13">Lecture KL</text:p>
          </table:table-cell>
          <table:table-cell table:style-name="Table1.A2" office:value-type="string">
            <text:p text:style-name="P13">Lecture AH</text:p>
          </table:table-cell>
          <table:table-cell table:style-name="Table1.A2" table:number-rows-spanned="2" office:value-type="string">
            <text:p text:style-name="P24">Talks, Posters,</text:p>
            <text:p text:style-name="P7"><text:span text:style-name="T41">Drinks &amp; </text:span>Snacks</text:p>
          </table:table-cell>
          <table:table-cell table:style-name="Table1.A2" office:value-type="string">
            <text:p text:style-name="P23">Lab <text:span text:style-name="T45">4</text:span></text:p>
          </table:table-cell>
          <table:table-cell table:style-name="Table1.D7">
            <text:p text:style-name="P5"/>
          </table:table-cell>
        </table:table-row>
        <table:table-row table:style-name="Table1.10">
          <table:table-cell table:style-name="Table1.A2" office:value-type="string">
            <text:p text:style-name="P4">15:<text:span text:style-name="T12">00-16:00</text:span></text:p>
          </table:table-cell>
          <table:table-cell table:style-name="Table1.A2" office:value-type="string">
            <text:p text:style-name="P19">GPU Lab</text:p>
          </table:table-cell>
          <table:table-cell table:style-name="Table1.A2" office:value-type="string">
            <text:p text:style-name="P13">Lab 2</text:p>
          </table:table-cell>
          <table:covered-table-cell table:style-name="Table1.A2"/>
          <table:table-cell table:style-name="Table1.D7">
            <text:p text:style-name="P21"/>
          </table:table-cell>
          <table:table-cell table:style-name="Table1.D7">
            <text:p text:style-name="P5"/>
          </table:table-cell>
        </table:table-row>
        <table:table-row table:style-name="Table1.11">
          <table:table-cell table:style-name="Table1.A11" office:value-type="string">
            <text:p text:style-name="P4">16:<text:span text:style-name="T12">00-17:00</text:span></text:p>
          </table:table-cell>
          <table:table-cell table:style-name="Table1.B11">
            <text:p text:style-name="P18"/>
          </table:table-cell>
          <table:table-cell table:style-name="Table1.B11">
            <text:p text:style-name="P20"/>
          </table:table-cell>
          <table:table-cell table:style-name="Table1.B11">
            <text:p text:style-name="P6"/>
          </table:table-cell>
          <table:table-cell table:style-name="Table1.B11">
            <text:p text:style-name="P5"/>
          </table:table-cell>
          <table:table-cell table:style-name="Table1.B11">
            <text:p text:style-name="P5"/>
          </table:table-cell>
        </table:table-row>
      </table:table>
      <text:h text:style-name="P39" text:outline-level="1">Special Events</text:h>
      <text:p text:style-name="P27">Tuesday: Dinner with Dinner Talk by Gerhard Wellein</text:p>
      <text:p text:style-name="P27">Wednesday: <text:span text:style-name="T15">Symposium for </text:span><text:span text:style-name="T42">broader </text:span><text:span text:style-name="T15">audience, p</text:span>oster session with drinks and snacks</text:p>
      <text:h text:style-name="P40" text:outline-level="1">Lecturers:</text:h>
      <text:p text:style-name="P28"><text:span text:style-name="T31">PB: Prof. Paolo Bientinesi, Ume</text:span>å</text:p>
      <text:p text:style-name="P29">GW: Prof. Gerhard Wellein, University of Erlangen-Nuremberg</text:p>
      <text:p text:style-name="P30">LG: Prof. Laura Grigori, EPFL Lausanne</text:p>
      <text:p text:style-name="P2"><text:span text:style-name="T38">Local lecturers:</text:span><text:span text:style-name="T36"> MG: Prof. Martin van Gijzen, KL: Kees Lemmens, JT: Jonas Thies, AH Alexander Heinlein, </text:span><text:span text:style-name="T37">MM: Matthias M</text:span><text:a xlink:type="simple" xlink:href="https://context.reverso.net/vertaling/duits-nederlands/Bösewicht" text:style-name="Internet_20_link" text:visited-style-name="Visited_20_Internet_20_Link"><text:span text:style-name="T35">ö</text:span></text:a><text:span text:style-name="T37">ller</text:span></text:p>
      <text:h text:style-name="P41" text:outline-level="1"><text:bookmark-start text:name="lectures"/><text:soft-page-break/>Lectures:<text:bookmark-end text:name="lectures"/></text:h>
      <text:h text:style-name="P42" text:outline-level="2" text:is-list-header="true"><text:bookmark-start text:name="paolo-1"/><text:span text:style-name="T17">P</text:span><text:span text:style-name="T19">B</text:span><text:span text:style-name="T17">1:</text:span><text:bookmark-end text:name="paolo-1"/> <text:span text:style-name="T23">Blocked algorithms vs. algorithms by blocks. (Ex.: Cholesky) Data dependencies, task queues, out of order execution,</text:span></text:h>
      <text:h text:style-name="P42" text:outline-level="2"><text:bookmark-start text:name="paolo-2"/><text:span text:style-name="T18">P</text:span><text:bookmark-end text:name="paolo-2"/><text:span text:style-name="T18">B2: </text:span><text:span text:style-name="T23">Mapping a matrix expression</text:span><text:span text:style-name="T25">s</text:span><text:span text:style-name="T23"> to linear algebra kernels,</text:span></text:h>
      <text:list xml:id="list1878273051" text:style-name="L1">
        <text:list-header>
          <text:p text:style-name="P48"><text:span text:style-name="T23">Use case: Genome-Wise Association Studies (GW</text:span><text:span text:style-name="T25">AS)</text:span></text:p>
        </text:list-header>
      </text:list>
      <text:h text:style-name="P42" text:outline-level="2"><text:span text:style-name="T20">GW</text:span><text:bookmark-start text:name="gerhard-1"/><text:span text:style-name="T17">1:</text:span><text:bookmark-end text:name="gerhard-1"/><text:span text:style-name="T17"> </text:span><text:span text:style-name="T23">parse matrix formats, SpMV </text:span><text:span text:style-name="T27">and performance models</text:span></text:h>
      <text:h text:style-name="P42" text:outline-level="2"><text:span text:style-name="T21">GW2: </text:span><text:bookmark text:name="gerhard-2"/><text:span text:style-name="T23">cache blocking for </text:span><text:span text:style-name="T27">communication-avoiding sparse </text:span><text:span text:style-name="T23">linear </text:span><text:span text:style-name="T27">solvers</text:span></text:h>
      <text:h text:style-name="P42" text:outline-level="2"><text:bookmark-start text:name="laura-1"/><text:span text:style-name="T17">L</text:span><text:bookmark-end text:name="laura-1"/><text:span text:style-name="T21">G1:</text:span><text:span text:style-name="T32"> </text:span><text:span text:style-name="T23">communication-avoiding in </text:span><text:span text:style-name="T27">linear algebra</text:span><text:span text:style-name="T23"> algorithms, bounds on communication and how to achieve them</text:span></text:h>
      <text:h text:style-name="P42" text:outline-level="2"><text:bookmark-start text:name="laura-2"/><text:span text:style-name="T17">L</text:span><text:span text:style-name="T22">G</text:span><text:span text:style-name="T17">2:</text:span><text:bookmark-end text:name="laura-2"/> <text:span text:style-name="T23">Randomization in </text:span><text:span text:style-name="T27">linear algebra</text:span><text:span text:style-name="T23"> applications</text:span></text:h>
      <text:list xml:id="list3502775243" text:style-name="L2">
        <text:list-header>
          <text:p text:style-name="P49"/>
        </text:list-header>
      </text:list>
      <text:h text:style-name="P43" text:outline-level="2"><text:span text:style-name="T28">KL: </text:span><text:span text:style-name="T25">GPU</text:span><text:span text:style-name="T24">s for linear algebra, </text:span><text:span text:style-name="T25">hardware characteristics and programming techniques</text:span></text:h>
      <text:h text:style-name="P44" text:outline-level="2"><text:bookmark-start text:name="martin"/><text:span text:style-name="T28">M</text:span><text:bookmark-end text:name="martin"/><text:span text:style-name="T28">G:</text:span><text:span text:style-name="T25"> </text:span><text:span text:style-name="T26">Communication-avoiding Krylov methods</text:span></text:h>
      <text:h text:style-name="P42" text:outline-level="2"><text:span text:style-name="T29">JT:</text:span><text:span text:style-name="T20"> </text:span><text:span text:style-name="T23">HPC software design patterns in Trilinos (Kokkos, Petra, Belos)</text:span></text:h>
      <text:h text:style-name="P42" text:outline-level="2"><text:bookmark-start text:name="alexander"/><text:span text:style-name="T20">A</text:span><text:bookmark-end text:name="alexander"/><text:span text:style-name="T20">H:</text:span><text:span text:style-name="T30"> </text:span><text:span text:style-name="T26">Advanced Domain Decompositionh preconditioniers</text:span></text:h>
      <text:p text:style-name="P31"><text:span text:style-name="T20">M</text:span><text:span text:style-name="T17">M: </text:span><text:span text:style-name="T23">Introduction to Quantum Annealing</text:span></text:p>
      <text:h text:style-name="P41" text:outline-level="1" text:is-list-header="true"><text:bookmark-start text:name="lab-sessions"/>Lab sessions:<text:bookmark-end text:name="lab-sessions"/></text:h>
      <text:h text:style-name="P45" text:outline-level="2"><text:bookmark-start text:name="monday"/>Monday<text:bookmark-end text:name="monday"/></text:h>
      <text:list xml:id="list3471914212" text:style-name="L3">
        <text:list-item>
          <text:p text:style-name="P50">task-based dense <text:span text:style-name="T34">LU factorization</text:span> (OpenMP)</text:p>
        </text:list-item>
        <text:list-item>
          <text:p text:style-name="P51">Dense Matrix-Vector, <text:span text:style-name="T40">Matrix-Matrix</text:span> and CG on GPUs</text:p>
        </text:list-item>
      </text:list>
      <text:h text:style-name="P45" text:outline-level="2"><text:bookmark-start text:name="tuesday"/>Tuesday<text:bookmark-end text:name="tuesday"/>/<text:span text:style-name="T40">Wednesday</text:span></text:h>
      <text:list xml:id="list3461562951" text:style-name="L4">
        <text:list-item>
          <text:p text:style-name="P52">Sparse linear solvers on CPU and GPU using Trilinos</text:p>
        </text:list-item>
        <text:list-item>
          <text:p text:style-name="P52">DD and other preconditioners</text:p>
        </text:list-item>
      </text:list>
      <text:p text:style-name="P36"/>
      <text:h text:style-name="P46" text:outline-level="2"><text:span text:style-name="T40">Thurs</text:span><text:bookmark-start text:name="wednesday1"/>day<text:bookmark-end text:name="wednesday1"/><text:bookmark text:name="wednesday"/></text:h>
      <text:list xml:id="list3731581654" text:style-name="L5">
        <text:list-item>
          <text:p text:style-name="P53">Communication-avoiding Krylov methods <text:span text:style-name="T40">(matrix powers and tall-skinny QR)</text:span></text:p>
        </text:list-item>
      </text:list>
      <text:h text:style-name="P47" text:outline-level="2"><text:span text:style-name="T2">F</text:span><text:span text:style-name="T1">riday</text:span></text:h>
      <text:list xml:id="list1350085321" text:style-name="L6">
        <text:list-item>
          <text:p text:style-name="P54">First steps on a Quantum Anneal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date>2023-04-26T22:13:45.890684797</dc:date>
    <meta:editing-duration>PT1H41M59S</meta:editing-duration>
    <meta:editing-cycles>21</meta:editing-cycles>
    <meta:generator>LibreOffice/7.3.7.2$Linux_X86_64 LibreOffice_project/30$Build-2</meta:generator>
    <meta:document-statistic meta:table-count="1" meta:image-count="0" meta:object-count="0" meta:page-count="2" meta:paragraph-count="98" meta:word-count="347" meta:character-count="2375" meta:non-whitespace-character-count="2130"/>
  </office:meta>
</office:document-meta>
</file>